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svg:stroke-width="0.1cm" svg:stroke-color="#808080" draw:marker-start-width="0.35cm" draw:marker-end-width="0.35cm" svg:stroke-opacity="70%" draw:fill="gradient" draw:fill-gradient-name="Linear_20_blue_2f_white" draw:textarea-horizontal-align="justify" draw:textarea-vertical-align="middle" draw:auto-grow-height="false" fo:padding-top="0.175cm" fo:padding-bottom="0.175cm" fo:padding-left="0.3cm" fo:padding-right="0.3cm" draw:shadow="visible" draw:shadow-offset-x="0.07cm" draw:shadow-offset-y="0.07cm" draw:shadow-opacity="50%"/>
    </style:style>
    <style:style style:name="gr2" style:family="graphic" style:parent-style-name="standard">
      <style:graphic-properties svg:stroke-width="0.1cm" svg:stroke-color="#ffcc99" draw:marker-start-width="0.35cm" draw:marker-end-width="0.35cm" svg:stroke-opacity="100%" draw:fill="gradient" draw:fill-color="#000000" draw:fill-gradient-name="Linear_20_white_2f_orange" draw:textarea-horizontal-align="justify" draw:textarea-vertical-align="middle" draw:auto-grow-height="false" fo:padding-top="0.175cm" fo:padding-bottom="0.175cm" fo:padding-left="0.3cm" fo:padding-right="0.3cm" draw:shadow="visible" draw:shadow-offset-x="0.07cm" draw:shadow-offset-y="0.07cm" draw:shadow-opacity="50%"/>
    </style:style>
    <style:style style:name="gr3" style:family="graphic" style:parent-style-name="standard" style:list-style-name="L2">
      <style:graphic-properties draw:stroke="solid" svg:stroke-width="0.2cm" draw:marker-start-width="0.5cm" draw:marker-end-width="0.5cm" svg:stroke-opacity="20%" draw:fill="gradient" draw:fill-gradient-name="Linear_20_white_2f_green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 style:list-style-name="L2">
      <style:graphic-properties draw:stroke="solid" svg:stroke-width="0.2cm" draw:marker-start-width="0.5cm" draw:marker-end-width="0.5cm" svg:stroke-opacity="20%" draw:fill="gradient" draw:fill-gradient-name="Linear_20_white_2f_green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2cm" draw:marker-start-width="0.5cm" draw:marker-end-width="0.5cm" svg:stroke-opacity="20%" draw:fill="gradient" draw:fill-gradient-name="Linear_20_white_2f_green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svg:stroke-opacity="20%" draw:fill="gradient" draw:fill-gradient-name="Linear_20_white_2f_green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1cm" draw:marker-start-width="0.35cm" draw:marker-end="Arrowheads_20_2" draw:marker-end-width="0.65cm" svg:stroke-opacity="90%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="Line_20_Arrow" draw:marker-start-width="0.65cm" draw:marker-end="Arrowheads_20_2" draw:marker-end-width="0.65cm" svg:stroke-opacity="90%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e6e64c" draw:marker-start-width="0.35cm" draw:marker-end-width="0.35cm" draw:fill="gradient" draw:fill-gradient-name="Linear_20_white_2f_yellow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 style:list-style-name="L2">
      <style:graphic-properties svg:stroke-width="0.1cm" svg:stroke-color="#808080" draw:marker-start-width="0.35cm" draw:marker-end-width="0.35cm" svg:stroke-opacity="70%" draw:fill="gradient" draw:fill-gradient-name="Linear_20_blue_2f_white" draw:textarea-horizontal-align="justify" draw:textarea-vertical-align="middle" draw:auto-grow-height="false" fo:padding-top="0.175cm" fo:padding-bottom="0.175cm" fo:padding-left="0.3cm" fo:padding-right="0.3cm" draw:shadow="visible" draw:shadow-offset-x="0.07cm" draw:shadow-offset-y="0.07cm" draw:shadow-opacity="50%"/>
    </style:style>
    <style:style style:name="gr12" style:family="graphic" style:parent-style-name="standard" style:list-style-name="L2">
      <style:graphic-properties draw:stroke="solid" svg:stroke-width="0.2cm" draw:marker-start-width="0.5cm" draw:marker-end-width="0.5cm" svg:stroke-opacity="20%" draw:fill="gradient" draw:fill-gradient-name="Linear_20_white_2f_green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 style:list-style-name="L2">
      <style:graphic-properties draw:stroke="solid" svg:stroke-width="0.2cm" draw:marker-start-width="0.5cm" draw:marker-end-width="0.5cm" svg:stroke-opacity="20%" draw:fill="gradient" draw:fill-gradient-name="Linear_20_white_2f_green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1cm" svg:stroke-color="#ffcc99" draw:marker-start-width="0.35cm" draw:marker-end-width="0.35cm" draw:fill="gradient" draw:fill-color="#000000" draw:fill-gradient-name="Linear_20_white_2f_orange" draw:textarea-horizontal-align="justify" draw:textarea-vertical-align="middle" draw:auto-grow-height="false" fo:padding-top="0.175cm" fo:padding-bottom="0.175cm" fo:padding-left="0.3cm" fo:padding-right="0.3cm" draw:shadow="visible" draw:shadow-offset-x="0.07cm" draw:shadow-offset-y="0.07cm" draw:shadow-opacity="50%"/>
    </style:style>
    <style:style style:name="gr15" style:family="graphic" style:parent-style-name="standard">
      <style:graphic-properties svg:stroke-width="0.1cm" svg:stroke-color="#663300" draw:marker-start-width="0.35cm" draw:marker-end-width="0.35cm" draw:fill="none" draw:fill-gradient-name="Rectangular_20_red_2f_whit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style:text-outline="false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Arial" style:font-family-generic="roman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outline="false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5cm" svg:height="2cm" svg:x="7.25cm" svg:y="3cm">
          <text:p text:style-name="P1"><text:span text:style-name="T1">Back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2cm" svg:x="7cm" svg:y="10.5cm">
          <text:p text:style-name="P1"><text:span text:style-name="T1">Web</text:span></text:p>
          <text:p text:style-name="P1"><text:span text:style-name="T1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2cm" svg:x="7.236cm" svg:y="10.736cm">
          <text:p text:style-name="P1"><text:span text:style-name="T1">Web</text:span></text:p>
          <text:p text:style-name="P1"><text:span text:style-name="T1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5.5cm" svg:height="2cm" svg:x="7.5cm" svg:y="11cm">
          <text:p text:style-name="P1"><text:span text:style-name="T1">Web</text:span></text:p>
          <text:p text:style-name="P1"><text:span text:style-name="T1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1.5cm" svg:x="12.5cm" svg:y="7cm">
          <text:p text:style-name="P1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4cm" svg:height="1.5cm" svg:x="13cm" svg:y="7.5cm">
          <text:p text:style-name="P1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1.5cm" svg:x="2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cm" svg:height="1.5cm" svg:x="3cm" svg:y="7.5cm">
          <text:p text:style-name="P1"><text:span text:style-name="T2">Message</text:span></text:p>
          <text:p text:style-name="P1"><text:span text:style-name="T2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3cm" svg:y1="12cm" svg:x2="15cm" svg:y2="9cm" draw:start-shape="id1" draw:start-glue-point="1" draw:end-shape="id2" draw:end-glue-point="2" svg:d="m13000 12000c1334 0 2000-1000 2000-3000">
          <text:p/>
        </draw:connector>
        <draw:connector draw:style-name="gr7" draw:text-style-name="P1" draw:layer="layout" draw:type="curve" svg:x1="7.5cm" svg:y1="12cm" svg:x2="5cm" svg:y2="9cm" draw:start-shape="id1" draw:start-glue-point="3" draw:end-shape="id3" svg:d="m7500 12000c-1667 0-2500-1000-2500-3000">
          <text:p/>
        </draw:connector>
        <draw:connector draw:style-name="gr7" draw:text-style-name="P1" draw:layer="layout" draw:type="curve" svg:x1="5cm" svg:y1="7.5cm" svg:x2="7.25cm" svg:y2="4cm" draw:start-shape="id3" draw:end-shape="id4" draw:end-glue-point="3" svg:d="m5000 7500c0-2334 750-3500 2250-3500">
          <text:p/>
        </draw:connector>
        <draw:connector draw:style-name="gr8" draw:text-style-name="P1" draw:layer="layout" draw:type="curve" svg:x1="15cm" svg:y1="7.5cm" svg:x2="12.75cm" svg:y2="4cm" draw:start-shape="id2" draw:start-glue-point="0" draw:end-shape="id4" draw:end-glue-point="1" svg:d="m15000 7500c0-2334-750-3500-2250-3500">
          <text:p/>
        </draw:connector>
        <draw:custom-shape draw:style-name="gr9" draw:text-style-name="P1" draw:layer="layout" svg:width="0.5cm" svg:height="2cm" svg:x="10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6.5cm" svg:height="1.25cm" svg:x="10.5cm" svg:y="13.75cm">
          <draw:text-box>
            <text:p><text:span text:style-name="T3">User interacts</text:span></text:p>
          </draw:text-box>
        </draw:frame>
        <draw:frame draw:style-name="gr10" draw:text-style-name="P5" draw:layer="layout" svg:width="6.5cm" svg:height="1.25cm" svg:x="14.5cm" svg:y="11.25cm">
          <draw:text-box>
            <text:p><text:span text:style-name="T4">Store request data</text:span></text:p>
          </draw:text-box>
        </draw:frame>
        <draw:frame draw:style-name="gr10" draw:text-style-name="P5" draw:layer="layout" svg:width="6.5cm" svg:height="1.25cm" svg:x="2.5cm" svg:y="11.25cm">
          <draw:text-box>
            <text:p><text:span text:style-name="T4">Submit request</text:span></text:p>
          </draw:text-box>
        </draw:frame>
        <draw:frame draw:style-name="gr10" draw:text-style-name="P5" draw:layer="layout" svg:width="6.5cm" svg:height="1.25cm" svg:x="3.5cm" svg:y="4.8cm">
          <draw:text-box>
            <text:p><text:span text:style-name="T4">Notifies</text:span></text:p>
          </draw:text-box>
        </draw:frame>
        <draw:frame draw:style-name="gr10" draw:text-style-name="P5" draw:layer="layout" svg:width="6.5cm" svg:height="1.25cm" svg:x="14.6cm" svg:y="4.4cm">
          <draw:text-box>
            <text:p><text:span text:style-name="T4">Read and update</text:span></text:p>
            <text:p><text:span text:style-name="T4">request data</text:span></text:p>
          </draw:text-box>
        </draw:frame>
      </draw:page>
      <draw:page draw:name="page2" draw:style-name="dp1" draw:master-page-name="Default">
        <draw:custom-shape draw:style-name="gr11" draw:text-style-name="P2" xml:id="id8" draw:id="id8" draw:layer="layout" svg:width="5.25cm" svg:height="2.5cm" svg:x="7.25cm" svg:y="2.5cm">
          <text:p text:style-name="P1"><text:span text:style-name="T1">Back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2cm" svg:x="6.8cm" svg:y="10.5cm">
          <text:p text:style-name="P1"><text:span text:style-name="T1">Web</text:span></text:p>
          <text:p text:style-name="P1"><text:span text:style-name="T1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2cm" svg:x="7.036cm" svg:y="10.736cm">
          <text:p text:style-name="P1"><text:span text:style-name="T1">Web</text:span></text:p>
          <text:p text:style-name="P1"><text:span text:style-name="T1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.5cm" svg:height="2cm" svg:x="7.3cm" svg:y="11cm">
          <text:p text:style-name="P1"><text:span text:style-name="T1">Web</text:span></text:p>
          <text:p text:style-name="P1"><text:span text:style-name="T1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cm" svg:height="1.5cm" svg:x="12.8cm" svg:y="7cm">
          <text:p text:style-name="P1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6" draw:id="id6" draw:layer="layout" svg:width="4cm" svg:height="1.5cm" svg:x="13.3cm" svg:y="7.5cm">
          <text:p text:style-name="P1"><text:span text:style-name="T1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1.5cm" svg:x="2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7" draw:id="id7" draw:layer="layout" svg:width="4cm" svg:height="1.5cm" svg:x="3cm" svg:y="7.5cm">
          <text:p text:style-name="P1"><text:span text:style-name="T2">Message</text:span></text:p>
          <text:p text:style-name="P1"><text:span text:style-name="T2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2.8cm" svg:y1="12cm" svg:x2="15.3cm" svg:y2="9cm" draw:start-shape="id5" draw:start-glue-point="1" draw:end-shape="id6" draw:end-glue-point="2" svg:d="m12800 12000c1667 0 2500-1000 2500-3000">
          <text:p/>
        </draw:connector>
        <draw:connector draw:style-name="gr7" draw:text-style-name="P1" draw:layer="layout" draw:type="curve" svg:x1="7.3cm" svg:y1="12cm" svg:x2="5cm" svg:y2="9cm" draw:start-shape="id5" draw:start-glue-point="3" draw:end-shape="id7" svg:d="m7300 12000c-1534 0-2300-1000-2300-3000">
          <text:p/>
        </draw:connector>
        <draw:connector draw:style-name="gr7" draw:text-style-name="P1" draw:layer="layout" draw:type="curve" svg:x1="5cm" svg:y1="7.5cm" svg:x2="7.25cm" svg:y2="3.75cm" draw:start-shape="id7" draw:end-shape="id8" draw:end-glue-point="3" svg:d="m5000 7500c0-2500 750-3750 2250-3750">
          <text:p/>
        </draw:connector>
        <draw:connector draw:style-name="gr8" draw:text-style-name="P1" draw:layer="layout" draw:type="curve" svg:x1="15.3cm" svg:y1="7.5cm" svg:x2="12.5cm" svg:y2="3.75cm" draw:start-shape="id6" draw:start-glue-point="0" draw:end-shape="id8" draw:end-glue-point="1" svg:d="m15300 7500c0-2500-933-3750-2800-3750">
          <text:p/>
        </draw:connector>
        <draw:custom-shape draw:style-name="gr9" draw:text-style-name="P1" draw:layer="layout" svg:width="0.5cm" svg:height="2cm" svg:x="9.8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6.5cm" svg:height="1.25cm" svg:x="10.5cm" svg:y="13.75cm">
          <draw:text-box>
            <text:p><text:span text:style-name="T3">User interacts</text:span></text:p>
          </draw:text-box>
        </draw:frame>
        <draw:frame draw:style-name="gr10" draw:text-style-name="P5" draw:layer="layout" svg:width="6.5cm" svg:height="1.25cm" svg:x="14.5cm" svg:y="11.25cm">
          <draw:text-box>
            <text:p><text:span text:style-name="T4">Store request data</text:span></text:p>
          </draw:text-box>
        </draw:frame>
        <draw:frame draw:style-name="gr10" draw:text-style-name="P5" draw:layer="layout" svg:width="6.5cm" svg:height="1.25cm" svg:x="2.5cm" svg:y="11.25cm">
          <draw:text-box>
            <text:p><text:span text:style-name="T4">Submit request</text:span></text:p>
          </draw:text-box>
        </draw:frame>
        <draw:frame draw:style-name="gr10" draw:text-style-name="P5" draw:layer="layout" svg:width="6.5cm" svg:height="1.25cm" svg:x="3.5cm" svg:y="4.8cm">
          <draw:text-box>
            <text:p><text:span text:style-name="T4">Notifies</text:span></text:p>
          </draw:text-box>
        </draw:frame>
        <draw:frame draw:style-name="gr10" draw:text-style-name="P5" draw:layer="layout" svg:width="6.5cm" svg:height="1.25cm" svg:x="14.9cm" svg:y="4.3cm">
          <draw:text-box>
            <text:p><text:span text:style-name="T4">Read and update</text:span></text:p>
            <text:p><text:span text:style-name="T4">request data</text:span></text:p>
          </draw:text-box>
        </draw:frame>
        <draw:custom-shape draw:style-name="gr14" draw:text-style-name="P3" draw:layer="layout" svg:width="2.777cm" svg:height="2.5cm" svg:x="8.5cm" svg:y="6.5cm">
          <text:p text:style-name="P1"><text:span text:style-name="T2">RSA</text:span></text:p>
          <text:p text:style-name="P1"><text:span text:style-name="T2">Discove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1cm" svg:height="0.5cm" svg:x="7.3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0.5cm" svg:x="11.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0.5cm" svg:height="1cm" svg:x="9.7cm" svg:y="5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0.5cm" svg:height="1cm" svg:x="9.7cm" svg:y="9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6" draw:layer="layout" svg:width="6.5cm" svg:height="1.25cm" svg:x="6.8cm" svg:y="8.25cm">
          <draw:text-box>
            <text:p text:style-name="P1"><text:span text:style-name="T5">Framework metadata </text:span></text:p>
            <text:p text:style-name="P1"><text:span text:style-name="T5">distributed via RSA Discovery</text:span></text:p>
          </draw:text-box>
        </draw:frame>
        <draw:frame draw:style-name="gr10" draw:text-style-name="P7" draw:layer="layout" svg:width="6.5cm" svg:height="1.25cm" svg:x="2.5cm" svg:y="2.25cm">
          <draw:text-box>
            <text:p><text:span text:style-name="T6">TODO: add some</text:span></text:p>
            <text:p><text:span text:style-name="T6">visualization of cloud</text:span></text:p>
          </draw:text-box>
        </draw:frame>
        <draw:custom-shape draw:style-name="gr16" draw:text-style-name="P3" xml:id="id9" draw:id="id9" draw:layer="layout" svg:width="3.5cm" svg:height="1cm" svg:x="15cm" svg:y="1cm">
          <text:p text:style-name="P1"><text:span text:style-name="T2">Every entity runs on a</text:span></text:p>
          <text:p text:style-name="P1"><text:span text:style-name="T2">different cloud nod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9.875cm" svg:y1="2.5cm" svg:x2="15cm" svg:y2="1.5cm" draw:start-shape="id8" draw:start-glue-point="0" draw:end-shape="id9" draw:end-glue-point="3" svg:d="m9875 2500c0-667 1708-1000 5125-1000">
          <text:p/>
        </draw:connector>
        <draw:connector draw:style-name="gr17" draw:text-style-name="P1" draw:layer="layout" draw:type="curve" svg:x1="17.3cm" svg:y1="8.25cm" svg:x2="18.5cm" svg:y2="1.5cm" draw:start-shape="id6" draw:start-glue-point="1" draw:end-shape="id9" svg:d="m17300 8250c2968 0 2368-6750 1200-6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white_2f_green" draw:display-name="Linear white/green" draw:style="linear" draw:start-color="#ffffff" draw:end-color="#3deb3d" draw:start-intensity="100%" draw:end-intensity="100%" draw:angle="0" draw:border="0%"/>
    <draw:gradient draw:name="Linear_20_white_2f_orange" draw:display-name="Linear white/orange" draw:style="linear" draw:start-color="#ffffff" draw:end-color="#ff6633" draw:start-intensity="100%" draw:end-intensity="100%" draw:angle="0" draw:border="0%"/>
    <draw:gradient draw:name="Linear_20_white_2f_yellow" draw:display-name="Linear white/yellow" draw:style="linear" draw:start-color="#ffffff" draw:end-color="#ffff66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Bosschaert</meta:initial-creator>
    <meta:creation-date>2012-04-16T15:54:17</meta:creation-date>
    <dc:date>2012-04-16T15:55:48</dc:date>
    <dc:creator>David Bosschaert</dc:creator>
    <meta:editing-duration>PT1M32S</meta:editing-duration>
    <meta:editing-cycles>1</meta:editing-cycles>
    <meta:document-statistic meta:object-count="46"/>
    <meta:generator>OpenOffice.org/3.3$Unix OpenOffice.org_project/330m20$Build-9567</meta:generator>
  </office:meta>
</office:document-meta>
</file>